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f7f" officeooo:paragraph-rsid="000cdf7f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9" style:family="paragraph">
      <style:text-properties style:font-name="Liberation Mono" fo:font-size="10pt" style:font-size-asian="10pt" style:font-size-complex="10pt"/>
    </style:style>
    <style:style style:name="P10" style:family="paragraph">
      <style:paragraph-properties fo:text-align="center"/>
      <style:text-properties style:font-name="Liberation Mono" fo:font-size="10pt" style:font-size-asian="10pt" style:font-size-complex="10pt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0.158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0.78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01in" svg:stroke-color="#000000" draw:marker-start-width="0.1689in" draw:marker-end-width="0.1689in" draw:fill="none" draw:fill-color="#ffffff" fo:min-height="2.359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000000" draw:marker-start-width="0.1689in" draw:marker-end-width="0.1689in" draw:fill="none" draw:fill-color="#ffffff" fo:min-height="0.159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000000" draw:marker-start-width="0.1689in" draw:marker-end-width="0.1689in" draw:fill="none" draw:fill-color="#ffffff" fo:min-height="0.5839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1in" svg:stroke-color="#000000" draw:marker-start-width="0.1689in" draw:marker-end-width="0.1689in" draw:fill="none" draw:fill-color="#ffffff" fo:min-height="0.475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01in" svg:stroke-color="#000000" draw:marker-start-width="0.1689in" draw:marker-end-width="0.1689in" draw:fill="none" draw:fill-color="#ffffff" fo:min-height="0.160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01in" svg:stroke-color="#000000" draw:marker-start-width="0.1689in" draw:marker-end-width="0.1689in" draw:fill="none" draw:fill-color="#ffffff" fo:min-height="0.465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01in" svg:stroke-color="#000000" draw:marker-start-width="0.1689in" draw:marker-end-width="0.1689in" draw:fill="none" draw:fill-color="#ffffff" fo:min-height="0.4736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201in" svg:stroke-color="#000000" draw:marker-start-width="0.1689in" draw:marker-end-width="0.1689in" draw:fill="none" draw:fill-color="#ffffff" fo:min-height="0.113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201in" svg:stroke-color="#000000" draw:marker-start-width="0.1689in" draw:marker-end-width="0.1689in" draw:fill="none" draw:fill-color="#ffffff" fo:min-height="0.261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201in" svg:stroke-color="#000000" draw:marker-start-width="0.1689in" draw:marker-end-width="0.1689in" draw:fill="none" draw:fill-color="#ffffff" fo:min-height="0.361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marker-start-width="0.1689in" draw:marker-end="Arrowheads_20_2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000000" draw:marker-start-width="0.1689in" draw:marker-end="Arrowheads_20_2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3" svg:width="3.5004in" svg:height="0.1988in" svg:x="1.8402in" svg:y="0in"><draw:text-box><text:p text:style-name="P2"><text:span text:style-name="T1">Loan</text:span></text:p></draw:text-box></draw:frame><draw:frame text:anchor-type="paragraph" draw:z-index="1" draw:style-name="gr2" draw:text-style-name="P5" svg:width="3.5004in" svg:height="0.8295in" svg:x="1.8402in" svg:y="0.1984in"><draw:text-box><text:p text:style-name="P4"><text:span text:style-name="T1">-principal : double</text:span></text:p><text:p text:style-name="P4"><text:span text:style-name="T1">-rate : double</text:span></text:p><text:p text:style-name="P4"><text:span text:style-name="T1">-term : int</text:span></text:p><text:p text:style-name="P4"><text:span text:style-name="T1">-closing : double</text:span></text:p><text:p text:style-name="P4"><text:span text:style-name="T1">-escrow : double</text:span></text:p></draw:text-box></draw:frame><draw:frame text:anchor-type="paragraph" draw:z-index="2" draw:style-name="gr3" draw:text-style-name="P5" svg:width="3.5004in" svg:height="2.8787in" svg:x="1.8402in" svg:y="1.028in"><draw:text-box><text:p text:style-name="P4"><text:span text:style-name="T1">+Loan() :</text:span></text:p><text:p text:style-name="P4"><text:span text:style-name="T1">+Loan(inPrincipal : double, inRate : double, inTerm : int, inClosing : double, inEscrow : double) :</text:span></text:p><text:p text:style-name="P4"><text:span text:style-name="T1">+getPrincipal() : double</text:span></text:p><text:p text:style-name="P4"><text:span text:style-name="T1">+getRate() : double</text:span></text:p><text:p text:style-name="P4"><text:span text:style-name="T1">+getTerm() : int</text:span></text:p><text:p text:style-name="P4"><text:span text:style-name="T1">+getClosing() : double</text:span></text:p><text:p text:style-name="P4"><text:span text:style-name="T1">+getEscrow() : double</text:span></text:p><text:p text:style-name="P4"><text:span text:style-name="T1">+setPrincipal(inPrincipal : double) : void</text:span></text:p><text:p text:style-name="P4"><text:span text:style-name="T1">+setRate(inRate : double) : void</text:span></text:p><text:p text:style-name="P4"><text:span text:style-name="T1">+setTerm(inTerm : int) : void</text:span></text:p><text:p text:style-name="P4"><text:span text:style-name="T1">+setClosing(inClosing : double) : void</text:span></text:p><text:p text:style-name="P4"><text:span text:style-name="T1">+setEscrow(inEscrow : double) : void</text:span></text:p><text:p text:style-name="P4"><text:span text:style-name="T1">+calcTotalFinanced() : double</text:span></text:p><text:p text:style-name="P4"><text:span text:style-name="T1">+calcMonthlyRate() : double</text:span></text:p><text:p text:style-name="P4"><text:span text:style-name="T1">+calcPayment() : double</text:span></text:p></draw:text-box></draw:frame><draw:frame text:anchor-type="paragraph" draw:z-index="3" draw:style-name="gr4" draw:text-style-name="P7" svg:width="2.0004in" svg:height="0.2004in" svg:x="0.2in" svg:y="5.4in"><draw:text-box><text:p text:style-name="P6"><text:span text:style-name="T1">CommercialLoan</text:span></text:p></draw:text-box></draw:frame><draw:frame text:anchor-type="paragraph" draw:z-index="4" draw:style-name="gr5" draw:text-style-name="P8" svg:width="2.0004in" svg:height="0.6717in" svg:x="0.2in" svg:y="5.6in"><draw:text-box><text:p><text:span text:style-name="T1">+TERMS : int[]</text:span></text:p><text:p><text:span text:style-name="T1">+INTEREST_RATE : double</text:span></text:p><text:p><text:span text:style-name="T1">+CLOSING : double</text:span></text:p><text:p><text:span text:style-name="T1">+ESCROW : DOUBLE</text:span></text:p></draw:text-box></draw:frame><draw:frame text:anchor-type="paragraph" draw:z-index="5" draw:style-name="gr6" draw:text-style-name="P8" svg:width="2.0004in" svg:height="0.6717in" svg:x="0.2in" svg:y="6.2717in"><draw:text-box><text:p><text:span text:style-name="T1">+CommercialLoan(inPrincipal : double, inTerm : int) :</text:span></text:p><text:p><text:span text:style-name="T1">+CommercialLoan() :</text:span></text:p></draw:text-box></draw:frame><draw:frame text:anchor-type="paragraph" draw:z-index="6" draw:style-name="gr7" draw:text-style-name="P7" svg:width="2.0004in" svg:height="0.2012in" svg:x="2.8071in" svg:y="5.4in"><draw:text-box><text:p text:style-name="P6"><text:span text:style-name="T1">HomeLoan</text:span></text:p></draw:text-box></draw:frame><draw:frame text:anchor-type="paragraph" draw:z-index="7" draw:style-name="gr8" draw:text-style-name="P8" svg:width="2.0004in" svg:height="0.6717in" svg:x="2.8071in" svg:y="5.6008in"><draw:text-box><text:p text:style-name="P9"><text:span text:style-name="T1">+TERMS : int[]</text:span></text:p><text:p text:style-name="P9"><text:span text:style-name="T1">+INTEREST_RATE : double</text:span></text:p><text:p text:style-name="P9"><text:span text:style-name="T1">+CLOSING : double</text:span></text:p><text:p text:style-name="P9"><text:span text:style-name="T1">+ESCROW : double</text:span></text:p></draw:text-box></draw:frame><draw:frame text:anchor-type="paragraph" draw:z-index="8" draw:style-name="gr9" draw:text-style-name="P8" svg:width="2.0004in" svg:height="0.5142in" svg:x="2.8071in" svg:y="6.272in"><draw:text-box><text:p><text:span text:style-name="T1">+HomeLoan(inPrincipal : double, inTerm : int) :</text:span></text:p><text:p><text:span text:style-name="T1">+HomeLoan() :</text:span></text:p></draw:text-box></draw:frame><draw:frame text:anchor-type="paragraph" draw:z-index="9" draw:style-name="gr10" draw:text-style-name="P7" svg:width="2.0004in" svg:height="0.1988in" svg:x="5.2437in" svg:y="5.4in"><draw:text-box><text:p text:style-name="P10"><text:span text:style-name="T1">CarLoan</text:span></text:p></draw:text-box></draw:frame><draw:frame text:anchor-type="paragraph" draw:z-index="10" draw:style-name="gr11" draw:text-style-name="P8" svg:width="2.0004in" svg:height="0.3567in" svg:x="5.2437in" svg:y="5.5984in"><draw:text-box><text:p><text:span text:style-name="T1">+TERMS : int[]</text:span></text:p><text:p><text:span text:style-name="T1">+INTEREST_RATE : double</text:span></text:p></draw:text-box></draw:frame><draw:frame text:anchor-type="paragraph" draw:z-index="11" draw:style-name="gr12" draw:text-style-name="P8" svg:width="2.0004in" svg:height="0.5142in" svg:x="5.2437in" svg:y="5.9547in"><draw:text-box><text:p><text:span text:style-name="T1">+CarLoan(inPrincipal : double, inTerm : int) :</text:span></text:p><text:p><text:span text:style-name="T1">+CarLoan() :</text:span></text:p></draw:text-box></draw:frame><draw:line text:anchor-type="paragraph" draw:z-index="12" draw:style-name="gr13" draw:text-style-name="P11" svg:x1="1.2339in" svg:y1="5.4in" svg:x2="1.2339in" svg:y2="4.6465in"><text:p/></draw:line><draw:line text:anchor-type="paragraph" draw:z-index="13" draw:style-name="gr14" draw:text-style-name="P11" svg:x1="3.8173in" svg:y1="5.4in" svg:x2="3.8276in" svg:y2="3.9063in"><text:p/></draw:line><draw:line text:anchor-type="paragraph" draw:z-index="14" draw:style-name="gr13" draw:text-style-name="P11" svg:x1="6.2441in" svg:y1="5.4in" svg:x2="6.2339in" svg:y2="4.6984in"><text:p/></draw:line><draw:line text:anchor-type="paragraph" draw:z-index="15" draw:style-name="gr13" draw:text-style-name="P11" svg:x1="6.2339in" svg:y1="4.6984in" svg:x2="4.9319in" svg:y2="4.6984in"><text:p/></draw:line><draw:line text:anchor-type="paragraph" draw:z-index="16" draw:style-name="gr14" draw:text-style-name="P11" svg:x1="4.9319in" svg:y1="4.6988in" svg:x2="4.9319in" svg:y2="3.9063in"><text:p/></draw:line><draw:line text:anchor-type="paragraph" draw:z-index="17" draw:style-name="gr13" draw:text-style-name="P11" svg:x1="1.2339in" svg:y1="4.6465in" svg:x2="2.5776in" svg:y2="4.6465in"><text:p/></draw:line><draw:line text:anchor-type="paragraph" draw:z-index="18" draw:style-name="gr15" draw:text-style-name="P11" svg:x1="2.578in" svg:y1="4.6465in" svg:x2="2.5882in" svg:y2="3.9063in"><text:p text:style-name="P6"/></draw:line>Thomas Szymczak</text:p>
      <text:p text:style-name="P1">UML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3000 3000" svg:d="M1500 0l1500 3000h-3000zM1500 447l-1176 2353h235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6-04-24T13:46:24.529571100</meta:creation-date>
    <dc:date>2016-04-24T14:41:50.675869747</dc:date>
    <dc:creator>Thomas </dc:creator>
    <meta:editing-duration>PT9M26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2" meta:word-count="4" meta:character-count="26" meta:non-whitespace-character-count="24"/>
  </office:meta>
</office:document-meta>
</file>